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Development Spring 2014</text:p>
      <text:p text:style-name="Standard">Josh Wright, Andrew Sutton, Kayley Lane, Conner Vick, Brian Williamson</text:p>
      <text:p text:style-name="P1">Phase 2 Writeup</text:p>
      <text:p text:style-name="Standard"><text:tab/>To run the code, run the gui/driver.java file. The information is saved in a database, and the program connects and saves to an sqlite database in the databases folder. The program will run if there is no database in the databases folder, but will not open if there is not databases folder or if the database named timeline.db in the databases folder is corrupted (i.e. something besides this program wrote stuff to it). All these small issues could easily be fixed, but we decided that out time was better spent improving the rendering of the timeline. </text:p>
      <text:p text:style-name="Standard"/>
      <text:p text:style-name="Standard"><text:tab/>In starting this phase we decided to use Josh's and Andrew T's project from Phase 1 as a base (with the intent of modifying code to look more like the recommended project portions) since it would have taken too much time to pick and choose different pieces from all four project.</text:p>
      <text:p text:style-name="Standard"/>
      <text:p text:style-name="Standard">Description by package:</text:p>
      <text:p text:style-name="Standard"/>
      <text:p text:style-name="Standard">gui: To start off, we decided to rewrite the gui in javafx. The swing gui was incredibly messy and hard to follow, and javafx is far more organized and runs better. We used a scene builder to construct all of the scenes, and stored them as .fxml files to be opened by the program. The resulting controller classes for javafx were extremely easy to follow and modify for everyone, not just the person who made the gui. In talking with people about what features the timeline should have, we heard a lot of requests for more organization of events and so we decided to add categories to the project. We also had lots of potential users suggest that more design customization would be a good features, since it allows for more 'personal' and customized timelines. Because of this we added the ability to upload image icons which display in an event label, as well as the ability to customize the colors of each timeline/axis/category. The new gui looked very slick, and we added stylesheets to allow further external customization in future phases.</text:p>
      <text:p text:style-name="Standard"/>
      <text:p text:style-name="Standard">render: In talking to potential users we found that they wanted some way to store a description of an event, so that users could learn more about an event by clicking on it. Because of this we added item descriptions to the gui, rendering, and database which show up in a ContextMenu when the user double clicks on an event. We also modified the display text of the labels to render as the color of their category, and created an axis more similar to the sample “church history timeline” given in the project description. </text:p>
      <text:p text:style-name="Standard"/>
      <text:p text:style-name="Standard">Model: We decided that the best way to implement the model was to have the TLEvent, Timeline, and Category objects function less as value classes and more as state classes. This would mean they hold a lot of their information and methods to manipulate/use that info in them. This way we would not have to store the large amounts of miscellaneous data externally, we could just store it all in the object and pass that object around. ***Kayley add to this***</text:p>
      <text:p text:style-name="Standard"/>
      <text:p text:style-name="Standard">storage: For the storage we decided to use databases, because that allows for simple storing of images, and in future phases would allow for a centralized database. We used sqlite which is essentially a file version of a database, so that in future phases we could create a centralized database and download copies of that database in SQLite form to store locally on the app/program. Another main feature of why we used databases is so that we could learn how to used databases in a real-life software development context. I think learning SQL and how it integrates with different programming languages, as well as how to run it from inside different programming languages, is a very useful real-life-software-development skill and would be of significant value to learn for everyone in th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Wright</meta:initial-creator>
    <meta:creation-date>2014-03-07T13:58:56</meta:creation-date>
    <dc:date>2014-03-07T15:09:07</dc:date>
    <dc:creator>Joshua Wright</dc:creator>
    <meta:editing-duration>PT57M12S</meta:editing-duration>
    <meta:editing-cycles>65</meta:editing-cycles>
    <meta:generator>LibreOffice/3.5$Linux_X86_64 LibreOffice_project/350m1$Build-2</meta:generator>
    <meta:document-statistic meta:table-count="0" meta:image-count="0" meta:object-count="0" meta:page-count="1" meta:paragraph-count="10" meta:word-count="656" meta:character-count="3796" meta:non-whitespace-character-count="3146"/>
  </office:meta>
</office:document-meta>
</file>